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61e4" officeooo:paragraph-rsid="001061e4"/>
    </style:style>
    <style:style style:name="P2" style:family="paragraph" style:parent-style-name="Standard">
      <style:text-properties officeooo:rsid="0012ac32" officeooo:paragraph-rsid="0012ac32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061e4" officeooo:paragraph-rsid="001061e4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fo:font-weight="bold" officeooo:rsid="001061e4" officeooo:paragraph-rsid="001061e4" style:font-weight-asian="bold" style:font-weight-complex="bold"/>
    </style:style>
    <style:style style:name="P5" style:family="paragraph" style:parent-style-name="Standard" style:list-style-name="L1">
      <style:text-properties fo:font-weight="bold" officeooo:rsid="0012ac32" officeooo:paragraph-rsid="0012ac32" style:font-weight-asian="bold" style:font-weight-complex="bold"/>
    </style:style>
    <style:style style:name="P6" style:family="paragraph" style:parent-style-name="Standard" style:list-style-name="L2">
      <style:text-properties fo:font-weight="bold" officeooo:rsid="0012ac32" officeooo:paragraph-rsid="0012ac32" style:font-weight-asian="bold" style:font-weight-complex="bold"/>
    </style:style>
    <style:style style:name="P7" style:family="paragraph" style:parent-style-name="Standard" style:list-style-name="L1">
      <style:text-properties officeooo:rsid="001061e4" officeooo:paragraph-rsid="001061e4"/>
    </style:style>
    <style:style style:name="P8" style:family="paragraph" style:parent-style-name="Standard" style:list-style-name="L1">
      <style:text-properties officeooo:rsid="0012ac32" officeooo:paragraph-rsid="0012ac32"/>
    </style:style>
    <style:style style:name="P9" style:family="paragraph" style:parent-style-name="Standard" style:list-style-name="L2">
      <style:text-properties officeooo:rsid="0012ac32" officeooo:paragraph-rsid="0012ac32"/>
    </style:style>
    <style:style style:name="P10" style:family="paragraph" style:parent-style-name="Standard" style:list-style-name="L2">
      <style:text-properties officeooo:rsid="0015b629" officeooo:paragraph-rsid="0015b629"/>
    </style:style>
    <style:style style:name="P11" style:family="paragraph" style:parent-style-name="Standard" style:list-style-name="L2">
      <style:text-properties officeooo:rsid="0018a51f" officeooo:paragraph-rsid="0018a51f"/>
    </style:style>
    <style:style style:name="P12" style:family="paragraph" style:parent-style-name="Standard" style:list-style-name="L2">
      <style:text-properties officeooo:rsid="0014647d" officeooo:paragraph-rsid="0014647d"/>
    </style:style>
    <style:style style:name="P13" style:family="paragraph" style:parent-style-name="Standard" style:list-style-name="L3"/>
    <style:style style:name="T1" style:family="text">
      <style:text-properties officeooo:rsid="0015b629"/>
    </style:style>
    <style:style style:name="T2" style:family="text">
      <style:text-properties officeooo:rsid="0018a51f"/>
    </style:style>
    <style:style style:name="T3" style:family="text">
      <style:text-properties officeooo:rsid="001c3fff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ossary</text:p>
      <text:p text:style-name="P1"/>
      <text:p text:style-name="P1"/>
      <text:p text:style-name="P1"/>
      <text:list xml:id="list1025176034432626070" text:style-name="L1">
        <text:list-item>
          <text:p text:style-name="P4">Mitbewohner</text:p>
          <text:p text:style-name="P7">entspricht User<text:span text:style-name="T1">n</text:span>/Nutzer<text:span text:style-name="T1">n</text:span>, d<text:span text:style-name="T1">ie</text:span> <text:span text:style-name="T1">in dem Software angemeldet aber in diesem Zeitpunkt nicht benutzen</text:span>.</text:p>
        </text:list-item>
        <text:list-item>
          <text:p text:style-name="P5">Bewohner</text:p>
          <text:p text:style-name="P8">entspricht <text:span text:style-name="T1">User/Nutzer, der/die das Software in diesem Zeitpunkt benutzt.</text:span></text:p>
        </text:list-item>
        <text:list-item>
          <text:p text:style-name="P5">Nutzer</text:p>
          <text:p text:style-name="P8">entspricht <text:span text:style-name="T1">B</text:span>ewohner</text:p>
        </text:list-item>
        <text:list-item>
          <text:p text:style-name="P5">WG-Mitglied</text:p>
          <text:p text:style-name="P8">entspricht <text:span text:style-name="T1">Bewohner</text:span></text:p>
        </text:list-item>
        <text:list-item>
          <text:p text:style-name="P5">Plan</text:p>
        </text:list-item>
      </text:list>
      <text:p text:style-name="P2"><text:tab/>ist ein Überbegriff für den <text:span text:style-name="T1">Teilpläne z.B(privaten/gemeinschaftlichen Plan, Putzplan, <text:tab/><text:tab/>Einkaufliste).</text:span></text:p>
      <text:list xml:id="list7521266797043168080" text:style-name="L2">
        <text:list-item>
          <text:p text:style-name="P6">Teilplan privat/gemeinschaftlich</text:p>
          <text:p text:style-name="P10">sind Benutzeroberflächen <text:span text:style-name="T2">die Person-/Gruppenabhängiger Ereignisse zeigen und erlauben diese zu verwalten.</text:span></text:p>
        </text:list-item>
        <text:list-item>
          <text:p text:style-name="P6">Gemeinschaftsplan</text:p>
          <text:p text:style-name="P9">entspricht <text:span text:style-name="T2">eine Benutzeroberfläche, die für allen Mitgleider zur Verfügung steht.</text:span></text:p>
        </text:list-item>
        <text:list-item>
          <text:p text:style-name="P6">Putzplan</text:p>
          <text:p text:style-name="P11">entspricht Teilplan private/gemeinschaftlich</text:p>
        </text:list-item>
        <text:list-item>
          <text:p text:style-name="P6">WG</text:p>
          <text:p text:style-name="P11">ist eine Abkürzung für Wohngemeinschaft</text:p>
        </text:list-item>
        <text:list-item>
          <text:p text:style-name="P6">Profil</text:p>
          <text:p text:style-name="P9"><text:span text:style-name="T3">ist</text:span> <text:span text:style-name="T3">ein Überbrlick über die persönliche Daten ein bestimmter Nutzer z.B(Name, Raum, Geburtsdatum, Bild).</text:span></text:p>
        </text:list-item>
        <text:list-item>
          <text:p text:style-name="P6">Status</text:p>
          <text:p text:style-name="P12">beschreibt die Verfügbarkeit eines Nutzer und kann optional eingesetzt werden.</text:p>
        </text:list-item>
      </text:list>
      <text:list xml:id="list8647207043986580445" text:style-name="L3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2:01:50.201221060</meta:creation-date>
    <dc:date>2018-04-04T12:27:02.604604798</dc:date>
    <meta:editing-duration>PT25M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24" meta:character-count="903" meta:non-whitespace-character-count="821"/>
  </office:meta>
</office:document-meta>
</file>